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40000000313F000C7517A58014C.png" manifest:media-type="image/png"/>
  <manifest:file-entry manifest:full-path="Pictures/1000020100000400000002001EE472BBA494D678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Calibri Light" svg:font-family="'Calibri Light'"/>
    <style:font-face style:name="Oswald" svg:font-family="Oswald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1.363cm, 0cm, 1.38cm)" draw:image-opacity="100%" style:mirror="none"/>
    </style:style>
    <style:style style:name="gr2" style:family="graphic" style:parent-style-name="standard">
      <style:graphic-properties draw:stroke="none" svg:stroke-width="0cm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" style:family="graphic">
      <style:graphic-properties style:protect="size"/>
    </style:style>
    <style:style style:name="gr4" style:family="graphic" style:parent-style-name="standard" style:list-style-name="L2">
      <style:graphic-properties draw:stroke="none" svg:stroke-width="0cm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1.363cm, 0cm, 1.38cm)" draw:image-opacity="100%" style:mirror="horizontal"/>
    </style:style>
    <style:style style:name="gr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iapositiva_20_de_20_título-notes">
      <style:graphic-properties draw:fill-color="#ffffff" fo:min-height="12.572cm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3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4" style:family="paragraph">
      <loext:graphic-properties draw:fill-color="#ffffff"/>
    </style:style>
    <style:style style:name="P5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6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55pt" style:font-size-asian="55pt" style:font-size-complex="55pt" fo:hyphenate="false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55pt" style:font-size-asian="55pt" style:font-size-complex="55pt" fo:hyphenate="false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Oswald" fo:font-size="75pt" fo:letter-spacing="normal" fo:font-style="normal" style:text-underline-style="none" fo:font-weight="bold" style:font-size-asian="75pt" style:font-style-asian="normal" style:font-weight-asian="bold" style:font-size-complex="75pt" style:font-style-complex="normal" style:font-weight-complex="bold"/>
    </style:style>
    <style:style style:name="T2" style:family="text">
      <style:text-properties fo:font-variant="normal" fo:text-transform="none" fo:color="#81d3f5" style:text-line-through-style="none" style:text-line-through-type="none" style:text-position="0% 100%" style:font-name="Oswald" fo:font-size="75pt" fo:letter-spacing="normal" fo:font-style="normal" style:text-underline-style="none" fo:font-weight="bold" style:font-size-asian="75pt" style:font-style-asian="normal" style:font-weight-asian="bold" style:font-size-complex="75pt" style:font-style-complex="normal" style:font-weight-complex="bold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Oswald" fo:font-size="55pt" fo:letter-spacing="normal" fo:font-style="normal" style:text-underline-style="none" fo:font-weight="bold" style:font-size-asian="55pt" style:font-style-asian="normal" style:font-weight-asian="bold" style:font-size-complex="55pt" style:font-style-complex="normal" style:font-weight-complex="bold"/>
    </style:style>
    <style:style style:name="T4" style:family="text">
      <style:text-properties fo:font-variant="normal" fo:text-transform="none" fo:color="#81d3f5" style:text-line-through-style="none" style:text-line-through-type="none" style:text-position="0% 100%" style:font-name="Oswald" fo:font-size="55pt" fo:letter-spacing="normal" fo:font-style="normal" style:text-underline-style="none" fo:font-weight="bold" style:font-size-asian="55pt" style:font-style-asian="normal" style:font-weight-asian="bold" style:font-size-complex="55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iapositiva_20_de_20_título" presentation:presentation-page-layout-name="AL1T0">
        <draw:frame draw:name="Imagen 3" draw:style-name="gr1" draw:text-style-name="P1" draw:layer="layout" svg:width="34.252cm" svg:height="19.055cm" svg:x="-0.187cm" svg:y="-0.006cm">
          <draw:image xlink:href="Pictures/1000020100000400000002001EE472BBA494D678.png" xlink:type="simple" xlink:show="embed" xlink:actuate="onLoad">
            <text:p/>
          </draw:image>
        </draw:frame>
        <draw:custom-shape draw:name="CuadroTexto 4" draw:style-name="gr2" draw:text-style-name="P3" draw:layer="layout" svg:width="9.545cm" svg:height="6.602cm" svg:x="12.167cm" svg:y="6.22cm">
          <text:p text:style-name="P2"><text:span text:style-name="T1">CAP 016</text:span></text:p>
          <text:p text:style-name="P2"><text:span text:style-name="T2">UBUNT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8.624cm" svg:height="10.476cm" svg:x="1.482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iapositiva_20_de_20_título" presentation:presentation-page-layout-name="AL1T0">
        <draw:frame draw:name="Imagen 3" draw:style-name="gr1" draw:text-style-name="P1" draw:layer="layout" svg:width="34.252cm" svg:height="19.055cm" svg:x="-0.187cm" svg:y="-0.006cm">
          <draw:image xlink:href="Pictures/1000020100000400000002001EE472BBA494D678.png" xlink:type="simple" xlink:show="embed" xlink:actuate="onLoad">
            <text:p/>
          </draw:image>
        </draw:frame>
        <draw:custom-shape draw:name="CuadroTexto 4" draw:style-name="gr4" draw:text-style-name="P5" draw:layer="layout" svg:width="14.147cm" svg:height="6.602cm" svg:x="9.866cm" svg:y="6.22cm">
          <text:p text:style-name="P2"><text:span text:style-name="T1">CAP 015</text:span></text:p>
          <text:p text:style-name="P2"><text:span text:style-name="T2">IGNORANCI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8.624cm" svg:height="10.476cm" svg:x="1.482cm" svg:y="2.123cm" draw:page-number="2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iapositiva_20_de_20_título" presentation:presentation-page-layout-name="AL1T0">
        <draw:frame draw:name="Imagen 3" draw:style-name="gr1" draw:text-style-name="P1" draw:layer="layout" svg:width="34.252cm" svg:height="19.055cm" svg:x="-0.187cm" svg:y="-0.006cm">
          <draw:image xlink:href="Pictures/1000020100000400000002001EE472BBA494D678.png" xlink:type="simple" xlink:show="embed" xlink:actuate="onLoad">
            <text:p/>
          </draw:image>
        </draw:frame>
        <draw:custom-shape draw:name="CuadroTexto 4" draw:style-name="gr2" draw:text-style-name="P3" draw:layer="layout" svg:width="12.386cm" svg:height="6.602cm" svg:x="10.746cm" svg:y="6.22cm">
          <text:p text:style-name="P2"><text:span text:style-name="T1">CAP 014</text:span></text:p>
          <text:p text:style-name="P2"><text:span text:style-name="T2">VERSION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8.624cm" svg:height="10.476cm" svg:x="1.482cm" svg:y="2.123cm" draw:page-number="3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iapositiva_20_de_20_título" presentation:presentation-page-layout-name="AL1T0">
        <draw:frame draw:name="Imagen 3" draw:style-name="gr5" draw:text-style-name="P1" draw:layer="layout" svg:width="17.272cm" svg:height="9.652cm" svg:x="-0.677cm" svg:y="0cm">
          <draw:image xlink:href="Pictures/1000020100000400000002001EE472BBA494D678.png" xlink:type="simple" xlink:show="embed" xlink:actuate="onLoad">
            <text:p/>
          </draw:image>
        </draw:frame>
        <draw:frame draw:name="Imagen 3" draw:style-name="gr1" draw:text-style-name="P1" draw:layer="layout" svg:width="17.272cm" svg:height="9.652cm" draw:transform="rotate (-3.14159265358979) translate (16.595cm 19.204cm)">
          <draw:image xlink:href="Pictures/1000020100000400000002001EE472BBA494D678.png" xlink:type="simple" xlink:show="embed" xlink:actuate="onLoad">
            <text:p/>
          </draw:image>
        </draw:frame>
        <draw:frame draw:name="Imagen 3" draw:style-name="gr1" draw:text-style-name="P1" draw:layer="layout" svg:width="17.272cm" svg:height="9.652cm" svg:x="16.502cm" svg:y="0cm">
          <draw:image xlink:href="Pictures/1000020100000400000002001EE472BBA494D678.png" xlink:type="simple" xlink:show="embed" xlink:actuate="onLoad">
            <text:p/>
          </draw:image>
        </draw:frame>
        <draw:frame draw:name="Imagen 3" draw:style-name="gr5" draw:text-style-name="P1" draw:layer="layout" svg:width="17.272cm" svg:height="9.652cm" draw:transform="rotate (-3.14159265358979) translate (33.774cm 19.204cm)">
          <draw:image xlink:href="Pictures/1000020100000400000002001EE472BBA494D678.png" xlink:type="simple" xlink:show="embed" xlink:actuate="onLoad">
            <text:p/>
          </draw:image>
        </draw:frame>
        <draw:custom-shape draw:name="CuadroTexto 4" draw:style-name="gr2" draw:text-style-name="P7" draw:layer="layout" svg:width="10.765cm" svg:height="4.908cm" svg:x="11.165cm" svg:y="6.767cm">
          <text:p text:style-name="P6"><text:span text:style-name="T3">PODCAST</text:span></text:p>
          <text:p text:style-name="P6"><text:span text:style-name="T4">ALGORITM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8.624cm" svg:height="10.476cm" svg:x="1.482cm" svg:y="2.123cm" draw:page-number="4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iapositiva_20_de_20_título" presentation:presentation-page-layout-name="AL1T0">
        <draw:frame draw:name="Imagen 3" draw:style-name="gr1" draw:text-style-name="P1" draw:layer="layout" svg:width="34.252cm" svg:height="19.055cm" svg:x="-0.187cm" svg:y="-0.006cm">
          <draw:image xlink:href="Pictures/1000020100000400000002001EE472BBA494D678.png" xlink:type="simple" xlink:show="embed" xlink:actuate="onLoad">
            <text:p/>
          </draw:image>
        </draw:frame>
        <draw:custom-shape draw:name="CuadroTexto 4" draw:style-name="gr2" draw:text-style-name="P3" draw:layer="layout" svg:width="9.482cm" svg:height="6.602cm" svg:x="12.198cm" svg:y="6.22cm">
          <text:p text:style-name="P2"><text:span text:style-name="T1">CAP 013</text:span></text:p>
          <text:p text:style-name="P2"><text:span text:style-name="T2">DIFUS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8.624cm" svg:height="10.476cm" svg:x="1.482cm" svg:y="2.123cm" draw:page-number="5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iapositiva_20_de_20_título" presentation:presentation-page-layout-name="AL1T0">
        <draw:frame draw:name="Imagen 3" draw:style-name="gr1" draw:text-style-name="P1" draw:layer="layout" svg:width="34.252cm" svg:height="19.055cm" svg:x="-0.187cm" svg:y="-0.006cm">
          <draw:image xlink:href="Pictures/1000020100000400000002001EE472BBA494D678.png" xlink:type="simple" xlink:show="embed" xlink:actuate="onLoad">
            <text:p/>
          </draw:image>
        </draw:frame>
        <draw:frame draw:name="Imagen 5" draw:style-name="gr6" draw:text-style-name="P1" draw:layer="layout" svg:width="11.266cm" svg:height="8.659cm" svg:x="11.306cm" svg:y="5.192cm">
          <draw:image xlink:href="Pictures/100002010000040000000313F000C7517A58014C.png" xlink:type="simple" xlink:show="embed" xlink:actuate="onLoad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6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iapositiva_20_de_20_título" presentation:presentation-page-layout-name="AL1T0">
        <draw:frame draw:name="Imagen 3" draw:style-name="gr1" draw:text-style-name="P1" draw:layer="layout" svg:width="34.252cm" svg:height="19.055cm" svg:x="-0.187cm" svg:y="-0.006cm">
          <draw:image xlink:href="Pictures/1000020100000400000002001EE472BBA494D678.png" xlink:type="simple" xlink:show="embed" xlink:actuate="onLoad">
            <text:p/>
          </draw:image>
        </draw:frame>
        <draw:custom-shape draw:name="CuadroTexto 4" draw:style-name="gr2" draw:text-style-name="P3" draw:layer="layout" svg:width="11.209cm" svg:height="6.602cm" svg:x="11.334cm" svg:y="6.22cm">
          <text:p text:style-name="P2"><text:span text:style-name="T1">ROBANDO</text:span></text:p>
          <text:p text:style-name="P2"><text:span text:style-name="T2">IDEA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8.624cm" svg:height="10.476cm" svg:x="1.482cm" svg:y="2.123cm" draw:page-number="7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iapositiva_20_de_20_título" presentation:presentation-page-layout-name="AL1T0">
        <draw:frame draw:name="Imagen 3" draw:style-name="gr1" draw:text-style-name="P1" draw:layer="layout" svg:width="34.252cm" svg:height="19.055cm" svg:x="-0.187cm" svg:y="-0.006cm">
          <draw:image xlink:href="Pictures/1000020100000400000002001EE472BBA494D678.png" xlink:type="simple" xlink:show="embed" xlink:actuate="onLoad">
            <text:p/>
          </draw:image>
        </draw:frame>
        <draw:custom-shape draw:name="CuadroTexto 4" draw:style-name="gr2" draw:text-style-name="P3" draw:layer="layout" svg:width="11.37cm" svg:height="6.602cm" svg:x="11.255cm" svg:y="6.22cm">
          <text:p text:style-name="P2"><text:span text:style-name="T1">CAP 010</text:span></text:p>
          <text:p text:style-name="P2"><text:span text:style-name="T2">EXPERT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8.624cm" svg:height="10.476cm" svg:x="1.482cm" svg:y="2.123cm" draw:page-number="8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iapositiva_20_de_20_título" presentation:presentation-page-layout-name="AL1T0">
        <draw:frame draw:name="Imagen 3" draw:style-name="gr1" draw:text-style-name="P1" draw:layer="layout" svg:width="34.252cm" svg:height="19.055cm" svg:x="-0.187cm" svg:y="-0.006cm">
          <draw:image xlink:href="Pictures/1000020100000400000002001EE472BBA494D678.png" xlink:type="simple" xlink:show="embed" xlink:actuate="onLoad">
            <text:p/>
          </draw:image>
        </draw:frame>
        <draw:custom-shape draw:name="CuadroTexto 4" draw:style-name="gr2" draw:text-style-name="P3" draw:layer="layout" svg:width="9.973cm" svg:height="6.602cm" svg:x="11.953cm" svg:y="6.22cm">
          <text:p text:style-name="P2"><text:span text:style-name="T1">CAP 009</text:span></text:p>
          <text:p text:style-name="P2"><text:span text:style-name="T2">BIÓNIC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8.624cm" svg:height="10.476cm" svg:x="1.482cm" svg:y="2.123cm" draw:page-number="9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iapositiva_20_de_20_título" presentation:presentation-page-layout-name="AL1T0">
        <draw:frame draw:name="Imagen 3" draw:style-name="gr1" draw:text-style-name="P1" draw:layer="layout" svg:width="34.252cm" svg:height="19.055cm" svg:x="-0.187cm" svg:y="-0.006cm">
          <draw:image xlink:href="Pictures/1000020100000400000002001EE472BBA494D678.png" xlink:type="simple" xlink:show="embed" xlink:actuate="onLoad">
            <text:p/>
          </draw:image>
        </draw:frame>
        <draw:custom-shape draw:name="CuadroTexto 4" draw:style-name="gr2" draw:text-style-name="P3" draw:layer="layout" svg:width="14.621cm" svg:height="6.602cm" svg:x="9.629cm" svg:y="6.22cm">
          <text:p text:style-name="P2"><text:span text:style-name="T1">CAP 008</text:span></text:p>
          <text:p text:style-name="P2"><text:span text:style-name="T2">PROGRAMA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8.624cm" svg:height="10.476cm" svg:x="1.482cm" svg:y="2.123cm" draw:page-number="10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iapositiva_20_de_20_título" presentation:presentation-page-layout-name="AL1T0">
        <draw:frame draw:name="Imagen 3" draw:style-name="gr1" draw:text-style-name="P1" draw:layer="layout" svg:width="34.252cm" svg:height="19.055cm" svg:x="-0.187cm" svg:y="-0.006cm">
          <draw:image xlink:href="Pictures/1000020100000400000002001EE472BBA494D678.png" xlink:type="simple" xlink:show="embed" xlink:actuate="onLoad">
            <text:p/>
          </draw:image>
        </draw:frame>
        <draw:custom-shape draw:name="CuadroTexto 4" draw:style-name="gr2" draw:text-style-name="P3" draw:layer="layout" svg:width="13.804cm" svg:height="6.602cm" svg:x="10.037cm" svg:y="6.22cm">
          <text:p text:style-name="P2"><text:span text:style-name="T1">FINAL DE</text:span></text:p>
          <text:p text:style-name="P2"><text:span text:style-name="T2">TEMPORAD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8.624cm" svg:height="10.476cm" svg:x="1.482cm" svg:y="2.123cm" draw:page-number="1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iapositiva_20_de_20_título" presentation:presentation-page-layout-name="AL1T0">
        <draw:frame draw:name="Imagen 3" draw:style-name="gr1" draw:text-style-name="P1" draw:layer="layout" svg:width="34.252cm" svg:height="19.055cm" svg:x="-0.187cm" svg:y="-0.006cm">
          <draw:image xlink:href="Pictures/1000020100000400000002001EE472BBA494D678.png" xlink:type="simple" xlink:show="embed" xlink:actuate="onLoad">
            <text:p/>
          </draw:image>
        </draw:frame>
        <draw:custom-shape draw:name="CuadroTexto 4" draw:style-name="gr2" draw:text-style-name="P3" draw:layer="layout" svg:width="11.332cm" svg:height="6.602cm" svg:x="11.273cm" svg:y="6.22cm">
          <text:p text:style-name="P2"><text:span text:style-name="T1">CAP 007</text:span></text:p>
          <text:p text:style-name="P2"><text:span text:style-name="T2">IMÁGEN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8.624cm" svg:height="10.476cm" svg:x="1.482cm" svg:y="2.123cm" draw:page-number="12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iapositiva_20_de_20_título" presentation:presentation-page-layout-name="AL1T0">
        <draw:frame draw:name="Imagen 3" draw:style-name="gr1" draw:text-style-name="P1" draw:layer="layout" svg:width="34.252cm" svg:height="19.055cm" svg:x="-0.187cm" svg:y="-0.006cm">
          <draw:image xlink:href="Pictures/1000020100000400000002001EE472BBA494D678.png" xlink:type="simple" xlink:show="embed" xlink:actuate="onLoad">
            <text:p/>
          </draw:image>
        </draw:frame>
        <draw:custom-shape draw:name="CuadroTexto 4" draw:style-name="gr2" draw:text-style-name="P3" draw:layer="layout" svg:width="11.433cm" svg:height="6.602cm" svg:x="11.223cm" svg:y="6.22cm">
          <text:p text:style-name="P2"><text:span text:style-name="T1">CAP 006</text:span></text:p>
          <text:p text:style-name="P2"><text:span text:style-name="T2">PARALEL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8.624cm" svg:height="10.476cm" svg:x="1.482cm" svg:y="2.123cm" draw:page-number="13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iapositiva_20_de_20_título" presentation:presentation-page-layout-name="AL1T0">
        <draw:frame draw:name="Imagen 3" draw:style-name="gr1" draw:text-style-name="P1" draw:layer="layout" svg:width="34.252cm" svg:height="19.055cm" svg:x="-0.187cm" svg:y="-0.006cm">
          <draw:image xlink:href="Pictures/1000020100000400000002001EE472BBA494D678.png" xlink:type="simple" xlink:show="embed" xlink:actuate="onLoad">
            <text:p/>
          </draw:image>
        </draw:frame>
        <draw:custom-shape draw:name="CuadroTexto 4" draw:style-name="gr2" draw:text-style-name="P3" draw:layer="layout" svg:width="9.897cm" svg:height="6.602cm" svg:x="11.991cm" svg:y="6.22cm">
          <text:p text:style-name="P2"><text:span text:style-name="T1">CAP 005</text:span></text:p>
          <text:p text:style-name="P2"><text:span text:style-name="T2">FUTUR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8.624cm" svg:height="10.476cm" svg:x="1.482cm" svg:y="2.123cm" draw:page-number="14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iapositiva_20_de_20_título" presentation:presentation-page-layout-name="AL1T0">
        <draw:frame draw:name="Imagen 3" draw:style-name="gr1" draw:text-style-name="P1" draw:layer="layout" svg:width="34.252cm" svg:height="19.055cm" svg:x="-0.187cm" svg:y="-0.006cm">
          <draw:image xlink:href="Pictures/1000020100000400000002001EE472BBA494D678.png" xlink:type="simple" xlink:show="embed" xlink:actuate="onLoad">
            <text:p/>
          </draw:image>
        </draw:frame>
        <draw:custom-shape draw:name="CuadroTexto 4" draw:style-name="gr2" draw:text-style-name="P3" draw:layer="layout" svg:width="14.477cm" svg:height="6.602cm" svg:x="9.7cm" svg:y="6.22cm">
          <text:p text:style-name="P2"><text:span text:style-name="T1">CAP 004</text:span></text:p>
          <text:p text:style-name="P2"><text:span text:style-name="T2">SIMPLIFICA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8.624cm" svg:height="10.476cm" svg:x="1.482cm" svg:y="2.123cm" draw:page-number="15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iapositiva_20_de_20_título" presentation:presentation-page-layout-name="AL1T0">
        <draw:frame draw:name="Imagen 3" draw:style-name="gr1" draw:text-style-name="P1" draw:layer="layout" svg:width="34.252cm" svg:height="19.055cm" svg:x="-0.187cm" svg:y="-0.006cm">
          <draw:image xlink:href="Pictures/1000020100000400000002001EE472BBA494D678.png" xlink:type="simple" xlink:show="embed" xlink:actuate="onLoad">
            <text:p/>
          </draw:image>
        </draw:frame>
        <draw:custom-shape draw:name="CuadroTexto 4" draw:style-name="gr2" draw:text-style-name="P3" draw:layer="layout" svg:width="12.61cm" svg:height="6.602cm" svg:x="10.634cm" svg:y="6.22cm">
          <text:p text:style-name="P2"><text:span text:style-name="T1">CAP 003</text:span></text:p>
          <text:p text:style-name="P2"><text:span text:style-name="T2">EVOLUCIÓ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8.624cm" svg:height="10.476cm" svg:x="1.482cm" svg:y="2.123cm" draw:page-number="16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iapositiva_20_de_20_título" presentation:presentation-page-layout-name="AL1T0">
        <draw:frame draw:name="Imagen 3" draw:style-name="gr1" draw:text-style-name="P1" draw:layer="layout" svg:width="34.252cm" svg:height="19.055cm" svg:x="-0.187cm" svg:y="-0.006cm">
          <draw:image xlink:href="Pictures/1000020100000400000002001EE472BBA494D678.png" xlink:type="simple" xlink:show="embed" xlink:actuate="onLoad">
            <text:p/>
          </draw:image>
        </draw:frame>
        <draw:custom-shape draw:name="CuadroTexto 4" draw:style-name="gr2" draw:text-style-name="P3" draw:layer="layout" svg:width="10.9cm" svg:height="6.602cm" svg:x="11.489cm" svg:y="6.22cm">
          <text:p text:style-name="P2"><text:span text:style-name="T1">CAP 002</text:span></text:p>
          <text:p text:style-name="P2"><text:span text:style-name="T2">ORDENA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8.624cm" svg:height="10.476cm" svg:x="1.482cm" svg:y="2.123cm" draw:page-number="17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iapositiva_20_de_20_título" presentation:presentation-page-layout-name="AL1T0">
        <draw:frame draw:name="Imagen 3" draw:style-name="gr1" draw:text-style-name="P1" draw:layer="layout" svg:width="34.252cm" svg:height="19.055cm" svg:x="-0.187cm" svg:y="-0.006cm">
          <draw:image xlink:href="Pictures/1000020100000400000002001EE472BBA494D678.png" xlink:type="simple" xlink:show="embed" xlink:actuate="onLoad">
            <text:p/>
          </draw:image>
        </draw:frame>
        <draw:custom-shape draw:name="CuadroTexto 4" draw:style-name="gr2" draw:text-style-name="P3" draw:layer="layout" svg:width="13.25cm" svg:height="6.602cm" svg:x="10.314cm" svg:y="6.22cm">
          <text:p text:style-name="P2"><text:span text:style-name="T1">CAP 001</text:span></text:p>
          <text:p text:style-name="P2"><text:span text:style-name="T2">DECISION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8.624cm" svg:height="10.476cm" svg:x="1.482cm" svg:y="2.123cm" draw:page-number="18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iapositiva_20_de_20_título" presentation:presentation-page-layout-name="AL1T0">
        <draw:frame draw:name="Imagen 3" draw:style-name="gr1" draw:text-style-name="P1" draw:layer="layout" svg:width="34.252cm" svg:height="19.055cm" svg:x="-0.187cm" svg:y="-0.006cm">
          <draw:image xlink:href="Pictures/1000020100000400000002001EE472BBA494D678.png" xlink:type="simple" xlink:show="embed" xlink:actuate="onLoad">
            <text:p/>
          </draw:image>
        </draw:frame>
        <draw:custom-shape draw:name="CuadroTexto 4" draw:style-name="gr2" draw:text-style-name="P3" draw:layer="layout" svg:width="14.511cm" svg:height="6.602cm" svg:x="9.683cm" svg:y="6.22cm">
          <text:p text:style-name="P2"><text:span text:style-name="T1">PODCAST</text:span></text:p>
          <text:p text:style-name="P2"><text:span text:style-name="T2">ALGORITM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8.624cm" svg:height="10.476cm" svg:x="1.482cm" svg:y="2.123cm" draw:page-number="19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Calibri Light" svg:font-family="'Calibri Light'"/>
    <style:font-face style:name="Oswald" svg:font-family="Oswald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iapositiva_20_de_20_título-background" style:display-name="Diapositiva de título-background" style:family="presentation">
      <style:graphic-properties draw:stroke="none" draw:fill="solid" draw:fill-color="#ffffff"/>
      <style:text-properties style:letter-kerning="true"/>
    </style:style>
    <style:style style:name="Diapositiva_20_de_20_título-backgroundobjects" style:display-name="Diapositiva de 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apositiva_20_de_20_título-notes" style:display-name="Diapositiva de 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apositiva_20_de_20_título-outline1" style:display-name="Diapositiva de título-outline1" style:family="presentation">
      <style:graphic-properties draw:stroke="none" draw:fill="none" draw:auto-grow-height="false" draw:fit-to-size="shrink-to-fit" style:shrink-to-fit="true">
        <text:list-style style:name="Diapositiva_20_de_20_título-outline1" style:display-name="Diapositiva de 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28pt" fo:letter-spacing="normal" fo:language="es" fo:country="MX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es" style:country-asian="MX" style:font-style-asian="normal" style:font-weight-asian="normal" style:font-name-complex="Lohit Devanagari" style:font-family-complex="'Lohit Devanagari'" style:font-family-generic-complex="system" style:font-pitch-complex="variable" style:font-size-complex="28pt" style:language-complex="es" style:country-complex="MX" style:font-style-complex="normal" style:font-weight-complex="normal" style:text-emphasize="none" style:font-relief="none" style:text-overline-style="none" style:text-overline-color="font-color" fo:hyphenate="false"/>
    </style:style>
    <style:style style:name="Diapositiva_20_de_20_título-outline2" style:display-name="Diapositiva de título-outline2" style:family="presentation" style:parent-style-name="Diapositiva_20_de_20_título-outline1">
      <style:paragraph-properties fo:margin-top="0.4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iapositiva_20_de_20_título-outline3" style:display-name="Diapositiva de título-outline3" style:family="presentation" style:parent-style-name="Diapositiva_20_de_20_título-outline2">
      <style:paragraph-properties fo:margin-top="0.3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iapositiva_20_de_20_título-outline4" style:display-name="Diapositiva de título-outline4" style:family="presentation" style:parent-style-name="Diapositiva_20_de_20_título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iapositiva_20_de_20_título-outline5" style:display-name="Diapositiva de título-outline5" style:family="presentation" style:parent-style-name="Diapositiva_20_de_20_título-outline4">
      <style:paragraph-properties fo:margin-top="0.1cm" fo:margin-bottom="0cm"/>
      <style:text-properties fo:font-size="20pt" style:font-size-asian="20pt" style:font-size-complex="20pt"/>
    </style:style>
    <style:style style:name="Diapositiva_20_de_20_título-outline6" style:display-name="Diapositiva de título-outline6" style:family="presentation" style:parent-style-name="Diapositiva_20_de_20_título-outline5">
      <style:paragraph-properties fo:margin-top="0.1cm" fo:margin-bottom="0cm"/>
      <style:text-properties fo:font-size="20pt" style:font-size-asian="20pt" style:font-size-complex="20pt"/>
    </style:style>
    <style:style style:name="Diapositiva_20_de_20_título-outline7" style:display-name="Diapositiva de título-outline7" style:family="presentation" style:parent-style-name="Diapositiva_20_de_20_título-outline6">
      <style:paragraph-properties fo:margin-top="0.1cm" fo:margin-bottom="0cm"/>
      <style:text-properties fo:font-size="20pt" style:font-size-asian="20pt" style:font-size-complex="20pt"/>
    </style:style>
    <style:style style:name="Diapositiva_20_de_20_título-outline8" style:display-name="Diapositiva de título-outline8" style:family="presentation" style:parent-style-name="Diapositiva_20_de_20_título-outline7">
      <style:paragraph-properties fo:margin-top="0.1cm" fo:margin-bottom="0cm"/>
      <style:text-properties fo:font-size="20pt" style:font-size-asian="20pt" style:font-size-complex="20pt"/>
    </style:style>
    <style:style style:name="Diapositiva_20_de_20_título-outline9" style:display-name="Diapositiva de título-outline9" style:family="presentation" style:parent-style-name="Diapositiva_20_de_20_título-outline8">
      <style:paragraph-properties fo:margin-top="0.1cm" fo:margin-bottom="0cm"/>
      <style:text-properties fo:font-size="20pt" style:font-size-asian="20pt" style:font-size-complex="20pt"/>
    </style:style>
    <style:style style:name="Diapositiva_20_de_20_título-subtitle" style:display-name="Diapositiva de título-subtitle" style:family="presentation">
      <style:graphic-properties draw:stroke="none" draw:fill="none" draw:textarea-vertical-align="middle">
        <text:list-style style:name="Diapositiva_20_de_20_título-subtitle" style:display-name="Diapositiva de 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positiva_20_de_20_título-title" style:display-name="Diapositiva de título-title" style:family="presentation">
      <style:graphic-properties draw:stroke="none" draw:fill="none" draw:textarea-vertical-align="middle">
        <text:list-style style:name="Diapositiva_20_de_20_título-title" style:display-name="Diapositiva de 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es" fo:country="MX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s" style:country-asian="MX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s" style:country-complex="MX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iapositiva_20_de_20_título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2" style:family="presentation" style:parent-style-name="Diapositiva_20_de_20_título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3" style:family="presentation" style:parent-style-name="Diapositiva_20_de_20_título-backgroundobjects">
      <style:graphic-properties draw:stroke="none" draw:fill="none" draw:fill-color="#ffffff" draw:auto-grow-height="false" fo:min-height="1.397cm"/>
    </style:style>
    <style:style style:name="Mpr4" style:family="presentation" style:parent-style-name="Diapositiva_20_de_20_título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90%" fo:text-align="center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60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 Light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MT3" style:family="text">
      <style:text-properties fo:font-variant="normal" fo:text-transform="none" fo:color="#8b8b8b" style:text-line-through-style="none" style:text-line-through-type="none" style:text-position="0% 100%" style:font-name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iapositiva_20_de_20_título" style:display-name="Diapositiva de título" style:page-layout-name="PM1" draw:style-name="Mdp1">
      <draw:frame draw:name="Título 1" presentation:style-name="Mpr1" draw:text-style-name="MP6" draw:layer="backgroundobjects" svg:width="25.399cm" svg:height="6.631cm" svg:x="4.233cm" svg:y="3.118cm" presentation:class="title" presentation:user-transformed="true">
        <draw:text-box>
          <text:p text:style-name="MP5"><text:span text:style-name="MT2">Haga clic para modificar el estilo de título del patrón</text:span></text:p>
        </draw:text-box>
      </draw:frame>
      <draw:frame draw:name="Marcador de fecha 3" presentation:style-name="Mpr2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text:date style:data-style-name="D1" text:date-value="2019-05-12">5/12/19</text:date></text:span></text:p>
        </draw:text-box>
      </draw:frame>
      <draw:frame draw:name="Marcador de pie de página 4" presentation:style-name="Mpr2" draw:text-style-name="MP8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Marcador de número de diapositiva 5" presentation:style-name="Mpr2" draw:text-style-name="MP8" draw:layer="backgroundobjects" svg:width="7.619cm" svg:height="1.013cm" svg:x="23.918cm" svg:y="17.657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draw:frame presentation:style-name="Diapositiva_20_de_20_título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Diapositiva_20_de_20_título-title" draw:layer="backgroundobjects" svg:width="18.624cm" svg:height="10.476cm" svg:x="1.482cm" svg:y="2.123cm" presentation:class="page"/>
        <draw:frame presentation:style-name="Diapositiva_20_de_20_título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resentación de PowerPoint</dc:title>
    <meta:initial-creator>Mariano Orozco García</meta:initial-creator>
    <meta:editing-cycles>17</meta:editing-cycles>
    <meta:creation-date>2019-03-02T10:02:41</meta:creation-date>
    <dc:date>2019-05-12T22:21:35.069599349</dc:date>
    <meta:editing-duration>PT4H33M21S</meta:editing-duration>
    <meta:generator>LibreOffice/6.0.7.3$Linux_X86_64 LibreOffice_project/00m0$Build-3</meta:generator>
    <meta:document-statistic meta:object-count="100"/>
    <meta:user-defined meta:name="AppVersion">15.0000</meta:user-defined>
    <meta:user-defined meta:name="Company">Toshiba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Panorámica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8</meta:user-defined>
  </office:meta>
</office:document-meta>
</file>